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f411" officeooo:paragraph-rsid="0019f411" style:font-weight-asian="bold" style:font-weight-complex="bold"/>
    </style:style>
    <style:style style:name="P2" style:family="paragraph" style:parent-style-name="Standard">
      <style:text-properties fo:font-weight="bold" officeooo:rsid="001bce6a" officeooo:paragraph-rsid="001bce6a" style:font-weight-asian="bold" style:font-weight-complex="bold"/>
    </style:style>
    <style:style style:name="P3" style:family="paragraph" style:parent-style-name="Standard" style:list-style-name="L5">
      <style:text-properties fo:font-weight="bold" officeooo:rsid="001bce6a" officeooo:paragraph-rsid="001bce6a" style:font-weight-asian="bold" style:font-weight-complex="bold"/>
    </style:style>
    <style:style style:name="P4" style:family="paragraph" style:parent-style-name="Standard">
      <style:text-properties fo:font-weight="bold" officeooo:rsid="001f032b" officeooo:paragraph-rsid="001f032b" style:font-weight-asian="bold" style:font-weight-complex="bold"/>
    </style:style>
    <style:style style:name="P5" style:family="paragraph" style:parent-style-name="Standard">
      <style:text-properties fo:font-weight="bold" officeooo:rsid="001fb4de" officeooo:paragraph-rsid="001fb4de" style:font-weight-asian="bold" style:font-weight-complex="bold"/>
    </style:style>
    <style:style style:name="P6" style:family="paragraph" style:parent-style-name="Standard">
      <style:text-properties fo:font-weight="bold" officeooo:rsid="002035d9" officeooo:paragraph-rsid="002035d9" style:font-weight-asian="bold" style:font-weight-complex="bold"/>
    </style:style>
    <style:style style:name="P7" style:family="paragraph" style:parent-style-name="Standard">
      <style:text-properties fo:font-weight="bold" officeooo:rsid="0021c27c" officeooo:paragraph-rsid="0021c27c" style:font-weight-asian="bold" style:font-weight-complex="bold"/>
    </style:style>
    <style:style style:name="P8" style:family="paragraph" style:parent-style-name="Standard">
      <style:text-properties fo:font-weight="normal" officeooo:rsid="0019f411" officeooo:paragraph-rsid="0019f411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9f411" officeooo:paragraph-rsid="0019f411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9f411" officeooo:paragraph-rsid="001f032b" style:font-weight-asian="normal" style:font-weight-complex="normal"/>
    </style:style>
    <style:style style:name="P11" style:family="paragraph" style:parent-style-name="Standard">
      <style:text-properties fo:font-weight="normal" officeooo:rsid="0019f411" officeooo:paragraph-rsid="001f032b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d46eb" officeooo:paragraph-rsid="001d46eb" style:font-weight-asian="normal" style:font-weight-complex="normal"/>
    </style:style>
    <style:style style:name="P13" style:family="paragraph" style:parent-style-name="Standard" style:list-style-name="L7">
      <style:text-properties fo:font-weight="normal" officeooo:rsid="001f032b" officeooo:paragraph-rsid="001f032b" style:font-weight-asian="normal" style:font-weight-complex="normal"/>
    </style:style>
    <style:style style:name="P14" style:family="paragraph" style:parent-style-name="Standard">
      <style:text-properties fo:font-weight="normal" officeooo:rsid="001fb4de" officeooo:paragraph-rsid="001fb4de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21c27c" officeooo:paragraph-rsid="0021c27c" style:font-weight-asian="normal" style:font-weight-complex="normal"/>
    </style:style>
    <style:style style:name="P16" style:family="paragraph" style:parent-style-name="Standard" style:list-style-name="L5">
      <style:text-properties officeooo:paragraph-rsid="001bce6a"/>
    </style:style>
    <style:style style:name="P17" style:family="paragraph" style:parent-style-name="Standard" style:list-style-name="L5">
      <style:text-properties officeooo:rsid="001d46eb" officeooo:paragraph-rsid="001d46eb"/>
    </style:style>
    <style:style style:name="P18" style:family="paragraph" style:parent-style-name="Standard" style:list-style-name="L5">
      <style:text-properties officeooo:rsid="00232377" officeooo:paragraph-rsid="002323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ce6a" style:font-weight-asian="normal" style:font-weight-complex="normal"/>
    </style:style>
    <style:style style:name="T3" style:family="text">
      <style:text-properties officeooo:rsid="001fb4de"/>
    </style:style>
    <style:style style:name="T4" style:family="text">
      <style:text-properties officeooo:rsid="0021c2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rst implementation: NDSGO for 4x4 board using basic RL techniques</text:p>
      <text:p text:style-name="P6">Requirements</text:p>
      <text:p text:style-name="P6"/>
      <text:p text:style-name="P4">Brainstorming</text:p>
      <text:list xml:id="list276573113133111574" text:style-name="L2">
        <text:list-item>
          <text:p text:style-name="P9">Implement the following general (abstract) classes:</text:p>
          <text:list>
            <text:list-item>
              <text:p text:style-name="P9">Board</text:p>
            </text:list-item>
            <text:list-item>
              <text:p text:style-name="P9">Player</text:p>
            </text:list-item>
            <text:list-item>
              <text:p text:style-name="P9">Match</text:p>
            </text:list-item>
          </text:list>
        </text:list-item>
        <text:list-item>
          <text:p text:style-name="P9">Create the code for GTP (Go Text Protocol) in order to be able to play in KGS</text:p>
        </text:list-item>
        <text:list-item>
          <text:p text:style-name="P12">Implement record of game, and record2sgf() method in board class</text:p>
        </text:list-item>
        <text:list-item>
          <text:p text:style-name="P10">Implement the code for Monte Carlo learning</text:p>
        </text:list-item>
      </text:list>
      <text:p text:style-name="P11"/>
      <text:p text:style-name="P4">Objectives <text:span text:style-name="T4">(OLD)</text:span>:</text:p>
      <text:list xml:id="list8422006328270710416" text:style-name="L7">
        <text:list-item>
          <text:p text:style-name="P13">Implement basic and functional Board, Player and Match classes and define TODO's on the code.</text:p>
        </text:list-item>
        <text:list-item>
          <text:p text:style-name="P13">Implement basic GTP client and define TODO's on the code</text:p>
        </text:list-item>
        <text:list-item>
          <text:p text:style-name="P13">Implement record of game and record2sgf() method in Board class</text:p>
        </text:list-item>
      </text:list>
      <text:p text:style-name="P1"/>
      <text:p text:style-name="P7">Objectives:</text:p>
      <text:list xml:id="list7435083614924095020" text:style-name="L8">
        <text:list-item>
          <text:p text:style-name="P15">Implement basic and functional Player class using library gomill for Board and GTP.</text:p>
        </text:list-item>
        <text:list-item>
          <text:p text:style-name="P15"/>
        </text:list-item>
      </text:list>
      <text:p text:style-name="P7"/>
      <text:p text:style-name="P5">Board class requirements</text:p>
      <text:p text:style-name="P14">The board class should have methods:</text:p>
      <text:p text:style-name="P14">- __init__()</text:p>
      <text:p text:style-name="P14">- play()</text:p>
      <text:p text:style-name="P14">- </text:p>
      <text:p text:style-name="P1"/>
      <text:p text:style-name="P1"/>
      <text:p text:style-name="P1"/>
      <text:p text:style-name="P2">Problems (to solve):</text:p>
      <text:p text:style-name="P2"/>
      <text:list xml:id="list1668327740767530829" text:style-name="L5">
        <text:list-item>
          <text:p text:style-name="P3"><text:span text:style-name="T1">Board play method. We need to manage:</text:span></text:p>
          <text:list>
            <text:list-item>
              <text:p text:style-name="P16"><text:span text:style-name="T2">captures (using data structure or flood fill)</text:span></text:p>
            </text:list-item>
            <text:list-item>
              <text:p text:style-name="P16"><text:span text:style-name="T2">illegal moves: not empty, ko, suicide</text:span></text:p>
            </text:list-item>
          </text:list>
        </text:list-item>
        <text:list-item>
          <text:p text:style-name="P16"><text:span text:style-name="T2">Final score evaluation. </text:span></text:p>
          <text:list>
            <text:list-item>
              <text:p text:style-name="P17"><text:span text:style-name="T1">Solution 1. Implement GTP and play self-match in KGS</text:span></text:p>
            </text:list-item>
            <text:list-item>
              <text:p text:style-name="P17"><text:span text:style-name="T1">Solution 2. Implement rudimentary score.</text:span></text:p>
            </text:list-item>
          </text:list>
        </text:list-item>
        <text:list-item>
          <text:p text:style-name="P18"><text:span text:style-name="T1">KGS only let's you play on 9x9 boards....</text:span></text:p>
        </text:list-item>
      </text:list>
      <text:p text:style-name="P1"/>
      <text:p text:style-name="P5">Tests for Player, Board and Match classes.</text:p>
      <text:p text:style-name="P1"/>
      <text:p text:style-name="P1">Documentation (to generate):</text:p>
      <text:p text:style-name="P8">- <text:span text:style-name="T3">class diagrams for Player, Board and Match...</text:span></text:p>
      <text:p text:style-name="P8">- <text:span text:style-name="T3">generate api documentation for python code</text:span></text:p>
      <text:p text:style-name="P8"/>
      <text:p text:style-name="P1"/>
      <text:p text:style-name="P1">Code (to generate):</text:p>
      <text:p text:style-name="P1"><text:soft-page-break/></text:p>
      <text:p text:style-name="P1"/>
      <text:p text:style-name="P1">References (to read):</text:p>
      <text:p text:style-name="P1"/>
      <text:p text:style-name="P1"/>
      <text:p text:style-name="P1">Requir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30:14.816751484</meta:creation-date>
    <dc:date>2016-09-01T20:43:10.655411027</dc:date>
    <meta:editing-duration>PT6H21M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219" meta:character-count="1281" meta:non-whitespace-character-count="1115"/>
  </office:meta>
</office:document-meta>
</file>